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note_20_text" style:master-page-name="Converted1">
      <style:paragraph-properties style:page-number="auto"/>
    </style:style>
    <style:style style:name="P2" style:family="paragraph" style:parent-style-name="footnote_20_text" style:master-page-name="Converted2">
      <style:paragraph-properties style:page-number="auto"/>
    </style:style>
    <style:style style:name="P3" style:family="paragraph" style:parent-style-name="List_20_Paragraph" style:list-style-name="WWNum3">
      <style:paragraph-properties fo:margin-top="0in" fo:margin-bottom="0in" fo:line-height="150%" fo:text-align="justify" style:justify-single-word="false" fo:orphans="0" fo:widows="0" fo:background-color="#ffffff">
        <style:tab-stops>
          <style:tab-stop style:position="0.1701in"/>
        </style:tab-stops>
        <style:background-image/>
      </style:paragraph-properties>
    </style:style>
    <style:style style:name="P4" style:family="paragraph" style:parent-style-name="List_20_Paragraph" style:list-style-name="WWNum1">
      <style:paragraph-properties fo:margin-top="0in" fo:margin-bottom="0in" fo:line-height="150%" fo:text-align="justify" style:justify-single-word="false" fo:orphans="0" fo:widows="0" fo:background-color="#ffffff">
        <style:tab-stops>
          <style:tab-stop style:position="0.1736in"/>
        </style:tab-stops>
        <style:background-image/>
      </style:paragraph-properties>
    </style:style>
    <style:style style:name="P5" style:family="paragraph" style:parent-style-name="Standard">
      <style:paragraph-properties fo:margin-top="0in" fo:margin-bottom="0in" fo:line-height="100%" fo:text-align="center" style:justify-single-word="false"/>
    </style:style>
    <style:style style:name="P6" style:family="paragraph" style:parent-style-name="Standard" style:list-style-name="WWNum1">
      <style:paragraph-properties fo:margin-top="0in" fo:margin-bottom="0in" fo:line-height="150%" fo:text-align="justify" style:justify-single-word="false" fo:orphans="0" fo:widows="0" fo:background-color="#ffffff">
        <style:tab-stops>
          <style:tab-stop style:position="0.1736in"/>
        </style:tab-stops>
        <style:background-image/>
      </style:paragraph-properties>
    </style:style>
    <style:style style:name="P7" style:family="paragraph" style:parent-style-name="Standard">
      <style:paragraph-properties fo:margin-left="0.7874in" fo:margin-right="-0.0008in" fo:margin-top="0in" fo:margin-bottom="0in" style:line-height-at-least="0.1665in" fo:text-align="end" style:justify-single-word="false" fo:text-indent="0in" style:auto-text-indent="false">
        <style:tab-stops>
          <style:tab-stop style:position="7.2846in"/>
        </style:tab-stops>
      </style:paragraph-properties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margin-left="0.7874in" fo:margin-right="-0.0008in" fo:margin-top="0in" fo:margin-bottom="0in" style:line-height-at-least="0.1665in" fo:text-align="center" style:justify-single-word="false" fo:text-indent="0in" style:auto-text-indent="false">
        <style:tab-stops>
          <style:tab-stop style:position="7.2846in"/>
        </style:tab-stops>
      </style:paragraph-properties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 style:master-page-name="Standard">
      <style:paragraph-properties fo:margin-left="0.7874in" fo:margin-right="-0.0008in" fo:margin-top="0in" fo:margin-bottom="0in" fo:line-height="100%" fo:text-align="end" style:justify-single-word="false" fo:text-indent="0in" style:auto-text-indent="false" style:page-number="auto">
        <style:tab-stops>
          <style:tab-stop style:position="7.2846in"/>
        </style:tab-stops>
      </style:paragraph-properties>
    </style:style>
    <style:style style:name="P10" style:family="paragraph" style:parent-style-name="Standard">
      <style:paragraph-properties fo:margin-left="0in" fo:margin-right="-0.0008in" fo:margin-top="0in" fo:margin-bottom="0in" fo:line-height="100%" fo:text-indent="0in" style:auto-text-indent="false"/>
    </style:style>
    <style:style style:name="P11" style:family="paragraph" style:parent-style-name="Standard">
      <style:paragraph-properties fo:margin-left="0in" fo:margin-right="-0.0008in" fo:margin-top="0in" fo:margin-bottom="0in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-0.0008in" fo:margin-top="0in" fo:margin-bottom="0in" fo:line-height="100%" fo:text-align="end" style:justify-single-word="false" fo:text-indent="0in" style:auto-text-indent="false"/>
    </style:style>
    <style:style style:name="P13" style:family="paragraph" style:parent-style-name="Standard">
      <style:paragraph-properties fo:margin-left="0in" fo:margin-right="-0.0008in" fo:margin-top="0in" fo:margin-bottom="0in" fo:line-height="100%" fo:text-align="end" style:justify-single-word="false" fo:text-indent="0in" style:auto-text-indent="false"/>
    </style:style>
    <style:style style:name="P14" style:family="paragraph" style:parent-style-name="Standard">
      <style:paragraph-properties fo:margin-left="0in" fo:margin-right="-0.0008in" fo:margin-top="0in" fo:margin-bottom="0in" fo:line-height="100%" fo:text-indent="0in" style:auto-text-indent="false"/>
    </style:style>
    <style:style style:name="P15" style:family="paragraph" style:parent-style-name="Standard">
      <style:paragraph-properties fo:margin-left="0in" fo:margin-right="-0.0008in" fo:margin-top="0in" fo:margin-bottom="0in" fo:line-height="100%" fo:text-indent="0in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0in" fo:margin-right="-0.0008in" fo:margin-top="0in" fo:margin-bottom="0in" fo:line-height="10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in" fo:margin-right="-0.0008in" fo:margin-top="0in" fo:margin-bottom="0in" fo:line-height="100%" fo:text-align="end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0in" fo:margin-right="-0.0008in" fo:margin-top="0in" fo:margin-bottom="0in" fo:line-height="100%" fo:text-indent="0in" style:auto-text-indent="false"/>
      <style:text-properties style:font-name="Times New Roman" fo:font-size="14pt" style:font-size-asian="14pt" style:font-size-complex="14pt" style:font-style-complex="italic" style:font-weight-complex="bold"/>
    </style:style>
    <style:style style:name="P19" style:family="paragraph" style:parent-style-name="Standard">
      <style:paragraph-properties fo:margin-left="0in" fo:margin-right="-0.0008in" fo:margin-top="0in" fo:margin-bottom="0in" fo:line-height="100%" fo:text-indent="0in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-0.0008in" fo:margin-top="0in" fo:margin-bottom="0in" fo:line-height="100%" fo:text-align="center" style:justify-single-word="false" fo:text-indent="0in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-0.0008in" fo:margin-top="0in" fo:margin-bottom="0in" fo:line-height="100%" fo:text-indent="0in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22" style:family="paragraph" style:parent-style-name="Standard">
      <style:paragraph-properties fo:margin-left="0.0075in" fo:margin-right="0in" fo:margin-top="0in" fo:margin-bottom="0in" fo:line-height="150%" fo:text-align="justify" style:justify-single-word="false" fo:orphans="0" fo:widows="0" fo:text-indent="0.3307in" style:auto-text-indent="false" fo:break-before="page" fo:background-color="#ffffff">
        <style:background-image/>
      </style:paragraph-properties>
    </style:style>
    <style:style style:name="P23" style:family="paragraph" style:parent-style-name="Standard" style:list-style-name="WWNum1">
      <style:paragraph-properties fo:margin-left="0.1701in" fo:margin-right="0in" fo:margin-top="0in" fo:margin-bottom="0in" fo:line-height="150%" fo:text-align="justify" style:justify-single-word="false" fo:orphans="0" fo:widows="0" fo:text-indent="-0.1665in" style:auto-text-indent="false" fo:background-color="#ffffff">
        <style:tab-stops>
          <style:tab-stop style:position="0.1701in"/>
        </style:tab-stops>
        <style:background-image/>
      </style:paragraph-properties>
    </style:style>
    <style:style style:name="P24" style:family="paragraph" style:parent-style-name="Standard" style:list-style-name="WWNum1">
      <style:paragraph-properties fo:margin-left="0.0035in" fo:margin-right="0in" fo:margin-top="0in" fo:margin-bottom="0in" fo:line-height="150%" fo:text-align="justify" style:justify-single-word="false" fo:orphans="0" fo:widows="0" fo:text-indent="0in" style:auto-text-indent="false" fo:background-color="#ffffff">
        <style:tab-stops>
          <style:tab-stop style:position="0.1701in"/>
        </style:tab-stops>
        <style:background-image/>
      </style:paragraph-properties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style:letter-kerning="true" style:font-size-asian="14pt" style:font-size-complex="14pt" style:font-weight-complex="bold"/>
    </style:style>
    <style:style style:name="T7" style:family="text">
      <style:text-properties style:font-name="Times New Roman" fo:font-size="14pt" fo:letter-spacing="-0.0102in" style:font-size-asian="14pt" style:font-size-complex="14pt"/>
    </style:style>
    <style:style style:name="T8" style:family="text">
      <style:text-properties style:font-name="Times New Roman" fo:font-size="14pt" fo:letter-spacing="-0.0102in" fo:font-style="italic" style:font-size-asian="14pt" style:font-style-asian="italic" style:font-size-complex="14pt"/>
    </style:style>
    <style:style style:name="T9" style:family="text">
      <style:text-properties style:font-name="Times New Roman" fo:font-size="14pt" fo:letter-spacing="-0.0028in" style:font-size-asian="14pt" style:font-size-complex="14pt"/>
    </style:style>
    <style:style style:name="T10" style:family="text">
      <style:text-properties style:font-name="Times New Roman" style:letter-kerning="true" style:font-size-complex="14pt" style:font-weight-complex="bold"/>
    </style:style>
    <style:style style:name="T11" style:family="text">
      <style:text-properties style:font-name="Times New Roman" fo:font-size="20pt" style:font-size-asian="20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<text:tab/></text:span></text:p>
      <text:p text:style-name="P7"/>
      <text:p text:style-name="P8"/>
      <text:p text:style-name="P5"><text:span text:style-name="T1">Федеральное государственное автономное образовательное учреждение</text:span></text:p>
      <text:p text:style-name="P5"><text:span text:style-name="T1">высшего образования</text:span></text:p>
      <text:p text:style-name="P11"><text:span text:style-name="T1">«Национальный исследовательский университет «Высшая школа экономики»</text:span></text:p>
      <text:p text:style-name="P16"/>
      <text:p text:style-name="P11"><text:span text:style-name="T1">Московский институт электроники и математики им. А.Н. Тихонова</text:span></text:p>
      <text:p text:style-name="P5"><text:span text:style-name="T1">__________________________________________________________</text:span></text:p>
      <text:p text:style-name="P11"><text:span text:style-name="T10">(Название ОП)</text:span></text:p>
      <text:p text:style-name="P5"><text:span text:style-name="T6">__________________________________________________________</text:span></text:p>
      <text:p text:style-name="P11"><text:span text:style-name="T10">(уровень образования)</text:span></text:p>
      <text:h text:style-name="P18" text:outline-level="5"/>
      <text:p text:style-name="P20"/>
      <text:p text:style-name="P11"><text:span text:style-name="T4">О Т Ч Е Т</text:span></text:p>
      <text:p text:style-name="P11"><text:span text:style-name="T4">по проектной работе</text:span></text:p>
      <text:p text:style-name="P11"><text:span text:style-name="T3"><text:s/>__________________________</text:span></text:p>
      <text:p text:style-name="P11"><text:span text:style-name="T10">(Название проекта)</text:span></text:p>
      <text:p text:style-name="P17"/>
      <text:p text:style-name="P17"/>
      <text:p text:style-name="P12"><text:span text:style-name="T1">Выполнил студент гр.______</text:span></text:p>
      <text:p text:style-name="P12"><text:span text:style-name="T11"><text:s/>__________________</text:span></text:p>
      <text:p text:style-name="P12"><text:span text:style-name="T1"><text:s text:c="29"/>(ФИО)</text:span></text:p>
      <text:h text:style-name="P12" text:outline-level="6"><text:span text:style-name="T5">________________________</text:span></text:h>
      <text:p text:style-name="P11"><text:span text:style-name="T2"><text:s text:c="108"/>(подпись)</text:span></text:p>
      <text:h text:style-name="P10" text:outline-level="6"><text:span text:style-name="T5"><text:s/>Руководитель проекта:</text:span></text:h>
      <text:p text:style-name="P15"/>
      <text:p text:style-name="P10"><text:span text:style-name="T1">______________________________________</text:span></text:p>
      <text:p text:style-name="P10"><text:span text:style-name="T2">(должность, ФИО руководителя проекта) <text:s text:c="4"/></text:span></text:p>
      <text:p text:style-name="P21"/>
      <text:p text:style-name="P10"><text:span text:style-name="T2">___________ <text:s text:c="8"/>_________________________</text:span></text:p>
      <text:p text:style-name="P10"><text:span text:style-name="T2"><text:s text:c="2"/>(оценка) <text:s text:c="30"/>(подпись)</text:span></text:p>
      <text:p text:style-name="P10"><text:span text:style-name="T2"><text:s text:c="29"/>_____________</text:span></text:p>
      <text:p text:style-name="P10"><text:span text:style-name="T4"><text:s text:c="3"/></text:span><text:span text:style-name="T2"><text:s text:c="33"/>(дата)</text:span></text:p>
      <text:p text:style-name="P21"/>
      <text:p text:style-name="P20"/>
      <text:p text:style-name="P19"/>
      <text:p text:style-name="P19"/>
      <text:p text:style-name="P20"/>
      <text:p text:style-name="P11"><text:span text:style-name="T4">_________________20__</text:span><text:bookmark text:name="_GoBack"/></text:p>
      <text:p text:style-name="P22"><text:span text:style-name="T5">Структура отчета</text:span><text:note text:id="ftn1" text:note-class="footnote"><text:note-citation>1</text:note-citation><text:note-body><text:p text:style-name="P1"/></text:note-body></text:note><text:span text:style-name="T5">.</text:span></text:p>
      <text:list xml:id="list6477921837917516966" text:style-name="WWNum1">
        <text:list-item>
          <text:p text:style-name="P6"><text:span text:style-name="T7">Содержание</text:span></text:p>
        </text:list-item>
        <text:list-item>
          <text:p text:style-name="P23"><text:span text:style-name="T7">Общее описание проекта:</text:span></text:p>
        </text:list-item>
      </text:list>
      <text:list xml:id="list4852899124528647200" text:style-name="WWNum3">
        <text:list-item>
          <text:p text:style-name="P3"><text:span text:style-name="T7">Инициатор, заказчик, руководитель проекта.</text:span></text:p>
        </text:list-item>
        <text:list-item>
          <text:p text:style-name="P3"><text:span text:style-name="T7">Тип проекта</text:span></text:p>
        </text:list-item>
        <text:list-item>
          <text:p text:style-name="P3"><text:span text:style-name="T7">Место работы по проекту (название организации, структурного подразделения/ иное )</text:span></text:p>
        </text:list-item>
      </text:list>
      <text:list xml:id="list87596865" text:continue-list="list6477921837917516966" text:style-name="WWNum1">
        <text:list-item>
          <text:p text:style-name="P23"><text:span text:style-name="T1">Содержательная часть: </text:span></text:p>
          <text:list>
            <text:list-item>
              <text:p text:style-name="P4"><text:span text:style-name="T1">Описание хода выполнения проектного задания</text:span><text:span text:style-name="T7"> </text:span></text:p>
            </text:list-item>
            <text:list-item>
              <text:p text:style-name="P4"><text:span text:style-name="T7">Описание результатов проекта (продукта);</text:span></text:p>
            </text:list-item>
            <text:list-item>
              <text:p text:style-name="P4"><text:span text:style-name="T1">Описание использованных в проекте способов и технологий</text:span></text:p>
            </text:list-item>
            <text:list-item>
              <text:p text:style-name="P4"><text:span text:style-name="T7">Описание своей роли в проектной команде (</text:span><text:span text:style-name="T8">обязательно</text:span><text:span text:style-name="T7"> </text:span><text:span text:style-name="T8">для группового проекта</text:span><text:span text:style-name="T7">)*</text:span></text:p>
            </text:list-item>
            <text:list-item>
              <text:p text:style-name="P4"><text:span text:style-name="T7">Описание отклонений и трудностей, возникших в ходе выполнения проекта*</text:span></text:p>
            </text:list-item>
          </text:list>
        </text:list-item>
        <text:list-item>
          <text:p text:style-name="P24"><text:span text:style-name="T1">Заключение (оценка индивидуальных результатов выполнения проекта, <text:s/>сформированных/развитых компетенций)</text:span></text:p>
        </text:list-item>
        <text:list-item>
          <text:p text:style-name="P24"><text:span text:style-name="T1"><text:s/>Результат проекта (</text:span><text:span text:style-name="T2">текст, фотографии, ссылки и другие подтверждающие получение результата материалы</text:span><text:span text:style-name="T1">) </text:span><text:note text:id="ftn2" text:note-class="footnote"><text:note-citation>2</text:note-citation><text:note-body><text:p text:style-name="P2"/></text:note-body></text:note></text:p>
        </text:list-item>
        <text:list-item>
          <text:p text:style-name="P24"><text:span text:style-name="T1">Приложения (</text:span><text:span text:style-name="T2">при необходимости</text:span><text:span text:style-name="T1">: </text:span><text:span text:style-name="T2">презентация для защиты проекта,</text:span><text:span text:style-name="T1"> </text:span><text:span text:style-name="T2">графики, схемы, таблицы, алгоритмы, иллюстрации, отзывы и т.п.</text:span><text:span text:style-name="T1">).*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Times New Roman1" style:language-asian="ru" style:country-asian="RU" style:font-name-complex="Times New Roman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Times New Roman1" style:font-size-asian="10pt" style:language-asian="ru" style:country-asian="RU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size="10pt" style:font-name-asian="Times New Roman1" style:font-size-asian="10pt" style:language-asian="ru" style:country-asian="RU" style:font-name-complex="Times New Roman1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Calibri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imes New Roman1" style:font-size-asian="8pt" style:language-asian="ru" style:country-asian="RU" style:font-name-complex="Tahoma1" style:font-size-complex="8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126in" fo:margin-left="0.486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8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02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4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61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0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21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6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арапулова Екатерина Евгеньевна</meta:initial-creator>
    <meta:editing-cycles>3</meta:editing-cycles>
    <meta:creation-date>2019-09-23T08:39:00</meta:creation-date>
    <dc:date>2020-05-19T03:37:33</dc:date>
    <meta:editing-duration>PT2H1M31S</meta:editing-duration>
    <meta:generator>OpenOffice/4.1.7$Unix OpenOffice.org_project/417m1$Build-9800</meta:generator>
    <meta:document-statistic meta:table-count="0" meta:image-count="0" meta:object-count="0" meta:page-count="2" meta:paragraph-count="41" meta:word-count="169" meta:character-count="1817"/>
    <meta:user-defined meta:name="AppVersion">14.0000</meta:user-defined>
    <meta:user-defined meta:name="Company">НИУ ВШЭ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